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51.04pt" svg:y="2.83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7.13299462056" calcext:value-type="float">
            <text:p>7.13299462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1.7028018984" calcext:value-type="float">
            <text:p>11.7028018984</text:p>
          </table:table-cell>
          <table:table-cell office:value-type="float" office:value="0.000896982383432" calcext:value-type="float">
            <text:p>0.0008969824</text:p>
          </table:table-cell>
          <table:table-cell office:value-type="float" office:value="11.7019049161" calcext:value-type="float">
            <text:p>11.7019049161</text:p>
          </table:table-cell>
          <table:table-cell office:value-type="float" office:value="7.397183335" calcext:value-type="float">
            <text:p>7.39718333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865145" calcext:value-type="float">
            <text:p>11.7026865145</text:p>
          </table:table-cell>
          <table:table-cell office:value-type="float" office:value="0.0060564569023" calcext:value-type="float">
            <text:p>0.0060564569</text:p>
          </table:table-cell>
          <table:table-cell office:value-type="float" office:value="11.6966300576" calcext:value-type="float">
            <text:p>11.6966300576</text:p>
          </table:table-cell>
          <table:table-cell office:value-type="float" office:value="7.67115695475" calcext:value-type="float">
            <text:p>7.671156954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1.7025609715" calcext:value-type="float">
            <text:p>11.7025609715</text:p>
          </table:table-cell>
          <table:table-cell office:value-type="float" office:value="0.0171147024006" calcext:value-type="float">
            <text:p>0.0171147024</text:p>
          </table:table-cell>
          <table:table-cell office:value-type="float" office:value="11.6854462691" calcext:value-type="float">
            <text:p>11.6854462691</text:p>
          </table:table-cell>
          <table:table-cell office:value-type="float" office:value="7.9552778888" calcext:value-type="float">
            <text:p>7.955277888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579822" calcext:value-type="float">
            <text:p>11.7024579822</text:p>
          </table:table-cell>
          <table:table-cell office:value-type="float" office:value="0.0337168695891" calcext:value-type="float">
            <text:p>0.0337168696</text:p>
          </table:table-cell>
          <table:table-cell office:value-type="float" office:value="11.6687411126" calcext:value-type="float">
            <text:p>11.6687411126</text:p>
          </table:table-cell>
          <table:table-cell office:value-type="float" office:value="8.24992196892" calcext:value-type="float">
            <text:p>8.249921968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1.7023951553" calcext:value-type="float">
            <text:p>11.7023951553</text:p>
          </table:table-cell>
          <table:table-cell office:value-type="float" office:value="0.05432147249" calcext:value-type="float">
            <text:p>0.0543214725</text:p>
          </table:table-cell>
          <table:table-cell office:value-type="float" office:value="11.6480736829" calcext:value-type="float">
            <text:p>11.6480736829</text:p>
          </table:table-cell>
          <table:table-cell office:value-type="float" office:value="8.55547894677" calcext:value-type="float">
            <text:p>8.555478946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783735" calcext:value-type="float">
            <text:p>11.7023783735</text:p>
          </table:table-cell>
          <table:table-cell office:value-type="float" office:value="0.0768370902633" calcext:value-type="float">
            <text:p>0.0768370903</text:p>
          </table:table-cell>
          <table:table-cell office:value-type="float" office:value="11.6255412832" calcext:value-type="float">
            <text:p>11.6255412832</text:p>
          </table:table-cell>
          <table:table-cell office:value-type="float" office:value="8.87235300944" calcext:value-type="float">
            <text:p>8.872353009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1.7024048643" calcext:value-type="float">
            <text:p>11.7024048643</text:p>
          </table:table-cell>
          <table:table-cell office:value-type="float" office:value="0.0991067033246" calcext:value-type="float">
            <text:p>0.0991067033</text:p>
          </table:table-cell>
          <table:table-cell office:value-type="float" office:value="11.603298161" calcext:value-type="float">
            <text:p>11.603298161</text:p>
          </table:table-cell>
          <table:table-cell office:value-type="float" office:value="9.20096331414" calcext:value-type="float">
            <text:p>9.200963314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659072" calcext:value-type="float">
            <text:p>11.7024659072</text:p>
          </table:table-cell>
          <table:table-cell office:value-type="float" office:value="0.11925504207" calcext:value-type="float">
            <text:p>0.1192550421</text:p>
          </table:table-cell>
          <table:table-cell office:value-type="float" office:value="11.5832108651" calcext:value-type="float">
            <text:p>11.5832108651</text:p>
          </table:table-cell>
          <table:table-cell office:value-type="float" office:value="9.54174454264" calcext:value-type="float">
            <text:p>9.5417445426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1.7025492179" calcext:value-type="float">
            <text:p>11.7025492179</text:p>
          </table:table-cell>
          <table:table-cell office:value-type="float" office:value="0.135914383166" calcext:value-type="float">
            <text:p>0.1359143832</text:p>
          </table:table-cell>
          <table:table-cell office:value-type="float" office:value="11.5666348347" calcext:value-type="float">
            <text:p>11.5666348347</text:p>
          </table:table-cell>
          <table:table-cell office:value-type="float" office:value="9.89514747624" calcext:value-type="float">
            <text:p>9.895147476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410482" calcext:value-type="float">
            <text:p>11.7026410482</text:p>
          </table:table-cell>
          <table:table-cell office:value-type="float" office:value="0.148344182657" calcext:value-type="float">
            <text:p>0.1483441827</text:p>
          </table:table-cell>
          <table:table-cell office:value-type="float" office:value="11.5542968656" calcext:value-type="float">
            <text:p>11.5542968656</text:p>
          </table:table-cell>
          <table:table-cell office:value-type="float" office:value="10.2616395921" calcext:value-type="float">
            <text:p>10.2616395921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1.7027278884" calcext:value-type="float">
            <text:p>11.7027278884</text:p>
          </table:table-cell>
          <table:table-cell office:value-type="float" office:value="0.156459971977" calcext:value-type="float">
            <text:p>0.156459972</text:p>
          </table:table-cell>
          <table:table-cell office:value-type="float" office:value="11.5462679164" calcext:value-type="float">
            <text:p>11.5462679164</text:p>
          </table:table-cell>
          <table:table-cell office:value-type="float" office:value="10.6417056816" calcext:value-type="float">
            <text:p>10.641705681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78906" calcext:value-type="float">
            <text:p>11.7027978906</text:p>
          </table:table-cell>
          <table:table-cell office:value-type="float" office:value="0.160786897735" calcext:value-type="float">
            <text:p>0.1607868977</text:p>
          </table:table-cell>
          <table:table-cell office:value-type="float" office:value="11.5420109929" calcext:value-type="float">
            <text:p>11.5420109929</text:p>
          </table:table-cell>
          <table:table-cell office:value-type="float" office:value="11.0358484916" calcext:value-type="float">
            <text:p>11.0358484916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1.7028419902" calcext:value-type="float">
            <text:p>11.7028419902</text:p>
          </table:table-cell>
          <table:table-cell office:value-type="float" office:value="0.162353328134" calcext:value-type="float">
            <text:p>0.1623533281</text:p>
          </table:table-cell>
          <table:table-cell office:value-type="float" office:value="11.5404886621" calcext:value-type="float">
            <text:p>11.5404886621</text:p>
          </table:table-cell>
          <table:table-cell office:value-type="float" office:value="11.4445893895" calcext:value-type="float">
            <text:p>11.444589389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46392" calcext:value-type="float">
            <text:p>11.7028546392</text:p>
          </table:table-cell>
          <table:table-cell office:value-type="float" office:value="0.162539947101" calcext:value-type="float">
            <text:p>0.1625399471</text:p>
          </table:table-cell>
          <table:table-cell office:value-type="float" office:value="11.5403146921" calcext:value-type="float">
            <text:p>11.5403146921</text:p>
          </table:table-cell>
          <table:table-cell office:value-type="float" office:value="11.8684690528" calcext:value-type="float">
            <text:p>11.8684690528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1.7028342696" calcext:value-type="float">
            <text:p>11.7028342696</text:p>
          </table:table-cell>
          <table:table-cell office:value-type="float" office:value="0.162899691185" calcext:value-type="float">
            <text:p>0.1628996912</text:p>
          </table:table-cell>
          <table:table-cell office:value-type="float" office:value="11.5399345784" calcext:value-type="float">
            <text:p>11.5399345784</text:p>
          </table:table-cell>
          <table:table-cell office:value-type="float" office:value="12.3080481845" calcext:value-type="float">
            <text:p>12.308048184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973532" calcext:value-type="float">
            <text:p>11.7029973532</text:p>
          </table:table-cell>
          <table:table-cell office:value-type="float" office:value="0.165519263412" calcext:value-type="float">
            <text:p>0.1655192634</text:p>
          </table:table-cell>
          <table:table-cell office:value-type="float" office:value="11.5374780898" calcext:value-type="float">
            <text:p>11.5374780898</text:p>
          </table:table-cell>
          <table:table-cell office:value-type="float" office:value="12.7639082545" calcext:value-type="float">
            <text:p>12.763908254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4.2924766084" calcext:value-type="float">
            <text:p>14.2924766084</text:p>
          </table:table-cell>
          <table:table-cell office:value-type="float" office:value="0.465400779657" calcext:value-type="float">
            <text:p>0.4654007797</text:p>
          </table:table-cell>
          <table:table-cell office:value-type="float" office:value="13.8270758288" calcext:value-type="float">
            <text:p>13.8270758288</text:p>
          </table:table-cell>
          <table:table-cell office:value-type="float" office:value="13.2366522691" calcext:value-type="float">
            <text:p>13.236652269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.2946103575" calcext:value-type="float">
            <text:p>14.2946103575</text:p>
          </table:table-cell>
          <table:table-cell office:value-type="float" office:value="0.525920554038" calcext:value-type="float">
            <text:p>0.525920554</text:p>
          </table:table-cell>
          <table:table-cell office:value-type="float" office:value="13.7686898034" calcext:value-type="float">
            <text:p>13.7686898034</text:p>
          </table:table-cell>
          <table:table-cell office:value-type="float" office:value="13.7269055684" calcext:value-type="float">
            <text:p>13.7269055684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4.2963129344" calcext:value-type="float">
            <text:p>14.2963129344</text:p>
          </table:table-cell>
          <table:table-cell office:value-type="float" office:value="0.608950147415" calcext:value-type="float">
            <text:p>0.6089501474</text:p>
          </table:table-cell>
          <table:table-cell office:value-type="float" office:value="13.6873627869" calcext:value-type="float">
            <text:p>13.6873627869</text:p>
          </table:table-cell>
          <table:table-cell office:value-type="float" office:value="14.2353166536" calcext:value-type="float">
            <text:p>14.235316653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.2959033721" calcext:value-type="float">
            <text:p>14.2959033721</text:p>
          </table:table-cell>
          <table:table-cell office:value-type="float" office:value="0.699157811834" calcext:value-type="float">
            <text:p>0.6991578118</text:p>
          </table:table-cell>
          <table:table-cell office:value-type="float" office:value="13.5967455602" calcext:value-type="float">
            <text:p>13.5967455602</text:p>
          </table:table-cell>
          <table:table-cell office:value-type="float" office:value="14.7625580447" calcext:value-type="float">
            <text:p>14.7625580447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4.2928250704" calcext:value-type="float">
            <text:p>14.2928250704</text:p>
          </table:table-cell>
          <table:table-cell office:value-type="float" office:value="0.772269408891" calcext:value-type="float">
            <text:p>0.7722694089</text:p>
          </table:table-cell>
          <table:table-cell office:value-type="float" office:value="13.5205556615" calcext:value-type="float">
            <text:p>13.5205556615</text:p>
          </table:table-cell>
          <table:table-cell office:value-type="float" office:value="15.3093271703" calcext:value-type="float">
            <text:p>15.309327170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.2884315653" calcext:value-type="float">
            <text:p>14.2884315653</text:p>
          </table:table-cell>
          <table:table-cell office:value-type="float" office:value="0.80940480269" calcext:value-type="float">
            <text:p>0.8094048027</text:p>
          </table:table-cell>
          <table:table-cell office:value-type="float" office:value="13.4790267626" calcext:value-type="float">
            <text:p>13.4790267626</text:p>
          </table:table-cell>
          <table:table-cell office:value-type="float" office:value="15.8763472901" calcext:value-type="float">
            <text:p>15.8763472901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14.2867375392" calcext:value-type="float">
            <text:p>14.2867375392</text:p>
          </table:table-cell>
          <table:table-cell office:value-type="float" office:value="0.818498406821" calcext:value-type="float">
            <text:p>0.8184984068</text:p>
          </table:table-cell>
          <table:table-cell office:value-type="float" office:value="13.4682391323" calcext:value-type="float">
            <text:p>13.4682391323</text:p>
          </table:table-cell>
          <table:table-cell office:value-type="float" office:value="16.4643684515" calcext:value-type="float">
            <text:p>16.464368451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.2865334872" calcext:value-type="float">
            <text:p>14.2865334872</text:p>
          </table:table-cell>
          <table:table-cell office:value-type="float" office:value="0.824847552108" calcext:value-type="float">
            <text:p>0.8248475521</text:p>
          </table:table-cell>
          <table:table-cell office:value-type="float" office:value="13.4616859351" calcext:value-type="float">
            <text:p>13.4616859351</text:p>
          </table:table-cell>
          <table:table-cell office:value-type="float" office:value="17.0741684817" calcext:value-type="float">
            <text:p>17.074168481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4.2863502059" calcext:value-type="float">
            <text:p>14.2863502059</text:p>
          </table:table-cell>
          <table:table-cell office:value-type="float" office:value="0.830323484852" calcext:value-type="float">
            <text:p>0.8303234849</text:p>
          </table:table-cell>
          <table:table-cell office:value-type="float" office:value="13.456026721" calcext:value-type="float">
            <text:p>13.456026721</text:p>
          </table:table-cell>
          <table:table-cell office:value-type="float" office:value="17.706554017" calcext:value-type="float">
            <text:p>17.70655401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4.2862166199" calcext:value-type="float">
            <text:p>14.2862166199</text:p>
          </table:table-cell>
          <table:table-cell office:value-type="float" office:value="0.835038716715" calcext:value-type="float">
            <text:p>0.8350387167</text:p>
          </table:table-cell>
          <table:table-cell office:value-type="float" office:value="13.4511779032" calcext:value-type="float">
            <text:p>13.4511779032</text:p>
          </table:table-cell>
          <table:table-cell office:value-type="float" office:value="18.3623615694" calcext:value-type="float">
            <text:p>18.362361569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4.2861226825" calcext:value-type="float">
            <text:p>14.2861226825</text:p>
          </table:table-cell>
          <table:table-cell office:value-type="float" office:value="0.840750461398" calcext:value-type="float">
            <text:p>0.8407504614</text:p>
          </table:table-cell>
          <table:table-cell office:value-type="float" office:value="13.4453722211" calcext:value-type="float">
            <text:p>13.4453722211</text:p>
          </table:table-cell>
          <table:table-cell office:value-type="float" office:value="19.0424586331" calcext:value-type="float">
            <text:p>19.042458633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4.2860102326" calcext:value-type="float">
            <text:p>14.2860102326</text:p>
          </table:table-cell>
          <table:table-cell office:value-type="float" office:value="0.846693384241" calcext:value-type="float">
            <text:p>0.8466933842</text:p>
          </table:table-cell>
          <table:table-cell office:value-type="float" office:value="13.4393168483" calcext:value-type="float">
            <text:p>13.4393168483</text:p>
          </table:table-cell>
          <table:table-cell office:value-type="float" office:value="19.7477448325" calcext:value-type="float">
            <text:p>19.7477448325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4.2858928049" calcext:value-type="float">
            <text:p>14.2858928049</text:p>
          </table:table-cell>
          <table:table-cell office:value-type="float" office:value="0.85176509045" calcext:value-type="float">
            <text:p>0.8517650905</text:p>
          </table:table-cell>
          <table:table-cell office:value-type="float" office:value="13.4341277145" calcext:value-type="float">
            <text:p>13.4341277145</text:p>
          </table:table-cell>
          <table:table-cell office:value-type="float" office:value="20.4791531116" calcext:value-type="float">
            <text:p>20.479153111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4.2857803286" calcext:value-type="float">
            <text:p>14.2857803286</text:p>
          </table:table-cell>
          <table:table-cell office:value-type="float" office:value="0.855481407041" calcext:value-type="float">
            <text:p>0.855481407</text:p>
          </table:table-cell>
          <table:table-cell office:value-type="float" office:value="13.4302989215" calcext:value-type="float">
            <text:p>13.4302989215</text:p>
          </table:table-cell>
          <table:table-cell office:value-type="float" office:value="21.2376509686" calcext:value-type="float">
            <text:p>21.2376509686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4.2856798419" calcext:value-type="float">
            <text:p>14.2856798419</text:p>
          </table:table-cell>
          <table:table-cell office:value-type="float" office:value="0.857824121471" calcext:value-type="float">
            <text:p>0.8578241215</text:p>
          </table:table-cell>
          <table:table-cell office:value-type="float" office:value="13.4278557205" calcext:value-type="float">
            <text:p>13.4278557205</text:p>
          </table:table-cell>
          <table:table-cell office:value-type="float" office:value="22.0242417353" calcext:value-type="float">
            <text:p>22.024241735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4.2855888971" calcext:value-type="float">
            <text:p>14.2855888971</text:p>
          </table:table-cell>
          <table:table-cell office:value-type="float" office:value="0.86459220465" calcext:value-type="float">
            <text:p>0.8645922047</text:p>
          </table:table-cell>
          <table:table-cell office:value-type="float" office:value="13.4209966924" calcext:value-type="float">
            <text:p>13.4209966924</text:p>
          </table:table-cell>
          <table:table-cell office:value-type="float" office:value="22.8399659045" calcext:value-type="float">
            <text:p>22.839965904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4.2851395745" calcext:value-type="float">
            <text:p>14.2851395745</text:p>
          </table:table-cell>
          <table:table-cell office:value-type="float" office:value="0.867692210341" calcext:value-type="float">
            <text:p>0.8676922103</text:p>
          </table:table-cell>
          <table:table-cell office:value-type="float" office:value="13.4174473641" calcext:value-type="float">
            <text:p>13.4174473641</text:p>
          </table:table-cell>
          <table:table-cell office:value-type="float" office:value="23.6859025063" calcext:value-type="float">
            <text:p>23.685902506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8986881008" calcext:value-type="float">
            <text:p>22.8986881008</text:p>
          </table:table-cell>
          <table:table-cell office:value-type="float" office:value="1.55374438089" calcext:value-type="float">
            <text:p>1.5537443809</text:p>
          </table:table-cell>
          <table:table-cell office:value-type="float" office:value="21.3449437199" calcext:value-type="float">
            <text:p>21.3449437199</text:p>
          </table:table-cell>
          <table:table-cell office:value-type="float" office:value="24.5631705356" calcext:value-type="float">
            <text:p>24.563170535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2.8975281197" calcext:value-type="float">
            <text:p>22.8975281197</text:p>
          </table:table-cell>
          <table:table-cell office:value-type="float" office:value="1.5678203144" calcext:value-type="float">
            <text:p>1.5678203144</text:p>
          </table:table-cell>
          <table:table-cell office:value-type="float" office:value="21.3297078053" calcext:value-type="float">
            <text:p>21.3297078053</text:p>
          </table:table-cell>
          <table:table-cell office:value-type="float" office:value="25.4729304319" calcext:value-type="float">
            <text:p>25.472930431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8967782652" calcext:value-type="float">
            <text:p>22.8967782652</text:p>
          </table:table-cell>
          <table:table-cell office:value-type="float" office:value="1.57371545377" calcext:value-type="float">
            <text:p>1.5737154538</text:p>
          </table:table-cell>
          <table:table-cell office:value-type="float" office:value="21.3230628115" calcext:value-type="float">
            <text:p>21.3230628115</text:p>
          </table:table-cell>
          <table:table-cell office:value-type="float" office:value="26.4163856148" calcext:value-type="float">
            <text:p>26.4163856148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2.8963243658" calcext:value-type="float">
            <text:p>22.8963243658</text:p>
          </table:table-cell>
          <table:table-cell office:value-type="float" office:value="1.57399478953" calcext:value-type="float">
            <text:p>1.5739947895</text:p>
          </table:table-cell>
          <table:table-cell office:value-type="float" office:value="21.3223295763" calcext:value-type="float">
            <text:p>21.3223295763</text:p>
          </table:table-cell>
          <table:table-cell office:value-type="float" office:value="27.3947840753" calcext:value-type="float">
            <text:p>27.394784075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8961067197" calcext:value-type="float">
            <text:p>22.8961067197</text:p>
          </table:table-cell>
          <table:table-cell office:value-type="float" office:value="1.56994353478" calcext:value-type="float">
            <text:p>1.5699435348</text:p>
          </table:table-cell>
          <table:table-cell office:value-type="float" office:value="21.3261631849" calcext:value-type="float">
            <text:p>21.3261631849</text:p>
          </table:table-cell>
          <table:table-cell office:value-type="float" office:value="28.4094200273" calcext:value-type="float">
            <text:p>28.4094200273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2.896022475" calcext:value-type="float">
            <text:p>22.896022475</text:p>
          </table:table-cell>
          <table:table-cell office:value-type="float" office:value="1.56736897782" calcext:value-type="float">
            <text:p>1.5673689778</text:p>
          </table:table-cell>
          <table:table-cell office:value-type="float" office:value="21.3286534972" calcext:value-type="float">
            <text:p>21.3286534972</text:p>
          </table:table-cell>
          <table:table-cell office:value-type="float" office:value="29.461635619" calcext:value-type="float">
            <text:p>29.4616356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9136853413" calcext:value-type="float">
            <text:p>22.9136853413</text:p>
          </table:table-cell>
          <table:table-cell office:value-type="float" office:value="1.62147907507" calcext:value-type="float">
            <text:p>1.6214790751</text:p>
          </table:table-cell>
          <table:table-cell office:value-type="float" office:value="21.2922062663" calcext:value-type="float">
            <text:p>21.2922062663</text:p>
          </table:table-cell>
          <table:table-cell office:value-type="float" office:value="30.5528227086" calcext:value-type="float">
            <text:p>30.5528227086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22.9232223792" calcext:value-type="float">
            <text:p>22.9232223792</text:p>
          </table:table-cell>
          <table:table-cell office:value-type="float" office:value="1.80634317438" calcext:value-type="float">
            <text:p>1.8063431744</text:p>
          </table:table-cell>
          <table:table-cell office:value-type="float" office:value="21.1168792048" calcext:value-type="float">
            <text:p>21.1168792048</text:p>
          </table:table-cell>
          <table:table-cell office:value-type="float" office:value="31.6844247051" calcext:value-type="float">
            <text:p>31.684424705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9055528323" calcext:value-type="float">
            <text:p>22.9055528323</text:p>
          </table:table-cell>
          <table:table-cell office:value-type="float" office:value="1.96848305712" calcext:value-type="float">
            <text:p>1.9684830571</text:p>
          </table:table-cell>
          <table:table-cell office:value-type="float" office:value="20.9370697752" calcext:value-type="float">
            <text:p>20.9370697752</text:p>
          </table:table-cell>
          <table:table-cell office:value-type="float" office:value="32.8579384782" calcext:value-type="float">
            <text:p>32.8579384782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2.8920037865" calcext:value-type="float">
            <text:p>22.8920037865</text:p>
          </table:table-cell>
          <table:table-cell office:value-type="float" office:value="1.98962491272" calcext:value-type="float">
            <text:p>1.9896249127</text:p>
          </table:table-cell>
          <table:table-cell office:value-type="float" office:value="20.9023788737" calcext:value-type="float">
            <text:p>20.9023788737</text:p>
          </table:table-cell>
          <table:table-cell office:value-type="float" office:value="34.0749163379" calcext:value-type="float">
            <text:p>34.074916337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8911169884" calcext:value-type="float">
            <text:p>22.8911169884</text:p>
          </table:table-cell>
          <table:table-cell office:value-type="float" office:value="2.01894468458" calcext:value-type="float">
            <text:p>2.0189446846</text:p>
          </table:table-cell>
          <table:table-cell office:value-type="float" office:value="20.8721723039" calcext:value-type="float">
            <text:p>20.8721723039</text:p>
          </table:table-cell>
          <table:table-cell office:value-type="float" office:value="35.3369680877" calcext:value-type="float">
            <text:p>35.336968087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2.8907706721" calcext:value-type="float">
            <text:p>22.8907706721</text:p>
          </table:table-cell>
          <table:table-cell office:value-type="float" office:value="2.04921785024" calcext:value-type="float">
            <text:p>2.0492178502</text:p>
          </table:table-cell>
          <table:table-cell office:value-type="float" office:value="20.8415528219" calcext:value-type="float">
            <text:p>20.8415528219</text:p>
          </table:table-cell>
          <table:table-cell office:value-type="float" office:value="36.6457631545" calcext:value-type="float">
            <text:p>36.645763154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8903296597" calcext:value-type="float">
            <text:p>22.8903296597</text:p>
          </table:table-cell>
          <table:table-cell office:value-type="float" office:value="2.04254934566" calcext:value-type="float">
            <text:p>2.0425493457</text:p>
          </table:table-cell>
          <table:table-cell office:value-type="float" office:value="20.8477803141" calcext:value-type="float">
            <text:p>20.8477803141</text:p>
          </table:table-cell>
          <table:table-cell office:value-type="float" office:value="38.0030327969" calcext:value-type="float">
            <text:p>38.003032796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2.8897968072" calcext:value-type="float">
            <text:p>22.8897968072</text:p>
          </table:table-cell>
          <table:table-cell office:value-type="float" office:value="2.00426113254" calcext:value-type="float">
            <text:p>2.0042611325</text:p>
          </table:table-cell>
          <table:table-cell office:value-type="float" office:value="20.8855356747" calcext:value-type="float">
            <text:p>20.8855356747</text:p>
          </table:table-cell>
          <table:table-cell office:value-type="float" office:value="39.4105723948" calcext:value-type="float">
            <text:p>39.410572394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888885461" calcext:value-type="float">
            <text:p>22.888885461</text:p>
          </table:table-cell>
          <table:table-cell office:value-type="float" office:value="1.99274843297" calcext:value-type="float">
            <text:p>1.992748433</text:p>
          </table:table-cell>
          <table:table-cell office:value-type="float" office:value="20.896137028" calcext:value-type="float">
            <text:p>20.896137028</text:p>
          </table:table-cell>
          <table:table-cell office:value-type="float" office:value="40.8702438246" calcext:value-type="float">
            <text:p>40.8702438246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22.8863045586" calcext:value-type="float">
            <text:p>22.8863045586</text:p>
          </table:table-cell>
          <table:table-cell office:value-type="float" office:value="2.02238477149" calcext:value-type="float">
            <text:p>2.0223847715</text:p>
          </table:table-cell>
          <table:table-cell office:value-type="float" office:value="20.8639197871" calcext:value-type="float">
            <text:p>20.8639197871</text:p>
          </table:table-cell>
          <table:table-cell office:value-type="float" office:value="42.3839779222" calcext:value-type="float">
            <text:p>42.383977922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8847104552" calcext:value-type="float">
            <text:p>22.8847104552</text:p>
          </table:table-cell>
          <table:table-cell office:value-type="float" office:value="2.039626395" calcext:value-type="float">
            <text:p>2.039626395</text:p>
          </table:table-cell>
          <table:table-cell office:value-type="float" office:value="20.8450840602" calcext:value-type="float">
            <text:p>20.8450840602</text:p>
          </table:table-cell>
          <table:table-cell office:value-type="float" office:value="43.9537770369" calcext:value-type="float">
            <text:p>43.9537770369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43.146578171" calcext:value-type="float">
            <text:p>43.146578171</text:p>
          </table:table-cell>
          <table:table-cell office:value-type="float" office:value="4.574253565" calcext:value-type="float">
            <text:p>4.574253565</text:p>
          </table:table-cell>
          <table:table-cell office:value-type="float" office:value="38.572324606" calcext:value-type="float">
            <text:p>38.572324606</text:p>
          </table:table-cell>
          <table:table-cell office:value-type="float" office:value="45.58171768" calcext:value-type="float">
            <text:p>45.5817176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3.1443455703" calcext:value-type="float">
            <text:p>43.1443455703</text:p>
          </table:table-cell>
          <table:table-cell office:value-type="float" office:value="4.5703390528" calcext:value-type="float">
            <text:p>4.5703390528</text:p>
          </table:table-cell>
          <table:table-cell office:value-type="float" office:value="38.5740065175" calcext:value-type="float">
            <text:p>38.5740065175</text:p>
          </table:table-cell>
          <table:table-cell office:value-type="float" office:value="47.2699532721" calcext:value-type="float">
            <text:p>47.2699532721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43.1437659518" calcext:value-type="float">
            <text:p>43.1437659518</text:p>
          </table:table-cell>
          <table:table-cell office:value-type="float" office:value="4.56280737097" calcext:value-type="float">
            <text:p>4.562807371</text:p>
          </table:table-cell>
          <table:table-cell office:value-type="float" office:value="38.5809585809" calcext:value-type="float">
            <text:p>38.5809585809</text:p>
          </table:table-cell>
          <table:table-cell office:value-type="float" office:value="49.0207169907" calcext:value-type="float">
            <text:p>49.020716990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3.1421770922" calcext:value-type="float">
            <text:p>43.1421770922</text:p>
          </table:table-cell>
          <table:table-cell office:value-type="float" office:value="4.55569435351" calcext:value-type="float">
            <text:p>4.5556943535</text:p>
          </table:table-cell>
          <table:table-cell office:value-type="float" office:value="38.5864827387" calcext:value-type="float">
            <text:p>38.5864827387</text:p>
          </table:table-cell>
          <table:table-cell office:value-type="float" office:value="50.8363247252" calcext:value-type="float">
            <text:p>50.836324725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43.1405575717" calcext:value-type="float">
            <text:p>43.1405575717</text:p>
          </table:table-cell>
          <table:table-cell office:value-type="float" office:value="4.52639530995" calcext:value-type="float">
            <text:p>4.52639531</text:p>
          </table:table-cell>
          <table:table-cell office:value-type="float" office:value="38.6141622617" calcext:value-type="float">
            <text:p>38.6141622617</text:p>
          </table:table-cell>
          <table:table-cell office:value-type="float" office:value="52.7191781396" calcext:value-type="float">
            <text:p>52.719178139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3.1400605768" calcext:value-type="float">
            <text:p>43.1400605768</text:p>
          </table:table-cell>
          <table:table-cell office:value-type="float" office:value="4.50255014984" calcext:value-type="float">
            <text:p>4.5025501498</text:p>
          </table:table-cell>
          <table:table-cell office:value-type="float" office:value="38.637510427" calcext:value-type="float">
            <text:p>38.637510427</text:p>
          </table:table-cell>
          <table:table-cell office:value-type="float" office:value="54.6717678498" calcext:value-type="float">
            <text:p>54.6717678498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43.1392226856" calcext:value-type="float">
            <text:p>43.1392226856</text:p>
          </table:table-cell>
          <table:table-cell office:value-type="float" office:value="4.49911355658" calcext:value-type="float">
            <text:p>4.4991135566</text:p>
          </table:table-cell>
          <table:table-cell office:value-type="float" office:value="38.640109129" calcext:value-type="float">
            <text:p>38.640109129</text:p>
          </table:table-cell>
          <table:table-cell office:value-type="float" office:value="56.6966767182" calcext:value-type="float">
            <text:p>56.696676718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3.1369416325" calcext:value-type="float">
            <text:p>43.1369416325</text:p>
          </table:table-cell>
          <table:table-cell office:value-type="float" office:value="4.48563547418" calcext:value-type="float">
            <text:p>4.4856354742</text:p>
          </table:table-cell>
          <table:table-cell office:value-type="float" office:value="38.6513061584" calcext:value-type="float">
            <text:p>38.6513061584</text:p>
          </table:table-cell>
          <table:table-cell office:value-type="float" office:value="58.7965832697" calcext:value-type="float">
            <text:p>58.7965832697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43.1368713926" calcext:value-type="float">
            <text:p>43.1368713926</text:p>
          </table:table-cell>
          <table:table-cell office:value-type="float" office:value="4.47501582764" calcext:value-type="float">
            <text:p>4.4750158276</text:p>
          </table:table-cell>
          <table:table-cell office:value-type="float" office:value="38.6618555649" calcext:value-type="float">
            <text:p>38.6618555649</text:p>
          </table:table-cell>
          <table:table-cell office:value-type="float" office:value="60.9742652355" calcext:value-type="float">
            <text:p>60.97426523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.2249657804" calcext:value-type="float">
            <text:p>43.2249657804</text:p>
          </table:table-cell>
          <table:table-cell office:value-type="float" office:value="4.81023855343" calcext:value-type="float">
            <text:p>4.8102385534</text:p>
          </table:table-cell>
          <table:table-cell office:value-type="float" office:value="38.414727227" calcext:value-type="float">
            <text:p>38.414727227</text:p>
          </table:table-cell>
          <table:table-cell office:value-type="float" office:value="63.2326032273" calcext:value-type="float">
            <text:p>63.2326032273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43.1392806233" calcext:value-type="float">
            <text:p>43.1392806233</text:p>
          </table:table-cell>
          <table:table-cell office:value-type="float" office:value="5.40935354499" calcext:value-type="float">
            <text:p>5.409353545</text:p>
          </table:table-cell>
          <table:table-cell office:value-type="float" office:value="37.7299270783" calcext:value-type="float">
            <text:p>37.7299270783</text:p>
          </table:table-cell>
          <table:table-cell office:value-type="float" office:value="65.5745845474" calcext:value-type="float">
            <text:p>65.574584547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3.1248448834" calcext:value-type="float">
            <text:p>43.1248448834</text:p>
          </table:table-cell>
          <table:table-cell office:value-type="float" office:value="5.41438305366" calcext:value-type="float">
            <text:p>5.4143830537</text:p>
          </table:table-cell>
          <table:table-cell office:value-type="float" office:value="37.7104618298" calcext:value-type="float">
            <text:p>37.7104618298</text:p>
          </table:table-cell>
          <table:table-cell office:value-type="float" office:value="68.0033071406" calcext:value-type="float">
            <text:p>68.0033071406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43.1229698956" calcext:value-type="float">
            <text:p>43.1229698956</text:p>
          </table:table-cell>
          <table:table-cell office:value-type="float" office:value="5.42002252091" calcext:value-type="float">
            <text:p>5.4200225209</text:p>
          </table:table-cell>
          <table:table-cell office:value-type="float" office:value="37.7029473747" calcext:value-type="float">
            <text:p>37.7029473747</text:p>
          </table:table-cell>
          <table:table-cell office:value-type="float" office:value="70.521983692" calcext:value-type="float">
            <text:p>70.52198369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3.1210948045" calcext:value-type="float">
            <text:p>43.1210948045</text:p>
          </table:table-cell>
          <table:table-cell office:value-type="float" office:value="5.4235824158" calcext:value-type="float">
            <text:p>5.4235824158</text:p>
          </table:table-cell>
          <table:table-cell office:value-type="float" office:value="37.6975123887" calcext:value-type="float">
            <text:p>37.6975123887</text:p>
          </table:table-cell>
          <table:table-cell office:value-type="float" office:value="73.1339458766" calcext:value-type="float">
            <text:p>73.1339458766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43.1115562198" calcext:value-type="float">
            <text:p>43.1115562198</text:p>
          </table:table-cell>
          <table:table-cell office:value-type="float" office:value="5.41173193035" calcext:value-type="float">
            <text:p>5.4117319304</text:p>
          </table:table-cell>
          <table:table-cell office:value-type="float" office:value="37.6998242894" calcext:value-type="float">
            <text:p>37.6998242894</text:p>
          </table:table-cell>
          <table:table-cell office:value-type="float" office:value="75.8426487666" calcext:value-type="float">
            <text:p>75.842648766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3.1049188258" calcext:value-type="float">
            <text:p>43.1049188258</text:p>
          </table:table-cell>
          <table:table-cell office:value-type="float" office:value="5.40810614097" calcext:value-type="float">
            <text:p>5.408106141</text:p>
          </table:table-cell>
          <table:table-cell office:value-type="float" office:value="37.6968126849" calcext:value-type="float">
            <text:p>37.6968126849</text:p>
          </table:table-cell>
          <table:table-cell office:value-type="float" office:value="78.6516754018" calcext:value-type="float">
            <text:p>78.6516754018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81.5647415289" calcext:value-type="float">
            <text:p>81.5647415289</text:p>
          </table:table-cell>
          <table:table-cell office:value-type="float" office:value="10.6531049135" calcext:value-type="float">
            <text:p>10.6531049135</text:p>
          </table:table-cell>
          <table:table-cell office:value-type="float" office:value="70.9116366154" calcext:value-type="float">
            <text:p>70.9116366154</text:p>
          </table:table-cell>
          <table:table-cell office:value-type="float" office:value="81.5647415289" calcext:value-type="float">
            <text:p>81.564741528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81.5621617339" calcext:value-type="float">
            <text:p>81.5621617339</text:p>
          </table:table-cell>
          <table:table-cell office:value-type="float" office:value="10.6562907291" calcext:value-type="float">
            <text:p>10.6562907291</text:p>
          </table:table-cell>
          <table:table-cell office:value-type="float" office:value="70.9058710048" calcext:value-type="float">
            <text:p>70.9058710048</text:p>
          </table:table-cell>
          <table:table-cell office:value-type="float" office:value="84.5857005166" calcext:value-type="float">
            <text:p>84.5857005166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81.5586472013" calcext:value-type="float">
            <text:p>81.5586472013</text:p>
          </table:table-cell>
          <table:table-cell office:value-type="float" office:value="10.6641430167" calcext:value-type="float">
            <text:p>10.6641430167</text:p>
          </table:table-cell>
          <table:table-cell office:value-type="float" office:value="70.8945041846" calcext:value-type="float">
            <text:p>70.8945041846</text:p>
          </table:table-cell>
          <table:table-cell office:value-type="float" office:value="87.7185484534" calcext:value-type="float">
            <text:p>87.718548453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81.553426817" calcext:value-type="float">
            <text:p>81.553426817</text:p>
          </table:table-cell>
          <table:table-cell office:value-type="float" office:value="10.6556817629" calcext:value-type="float">
            <text:p>10.6556817629</text:p>
          </table:table-cell>
          <table:table-cell office:value-type="float" office:value="70.897745054" calcext:value-type="float">
            <text:p>70.897745054</text:p>
          </table:table-cell>
          <table:table-cell office:value-type="float" office:value="90.9674294328" calcext:value-type="float">
            <text:p>90.9674294328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81.5517130129" calcext:value-type="float">
            <text:p>81.5517130129</text:p>
          </table:table-cell>
          <table:table-cell office:value-type="float" office:value="10.5974581913" calcext:value-type="float">
            <text:p>10.5974581913</text:p>
          </table:table-cell>
          <table:table-cell office:value-type="float" office:value="70.9542548217" calcext:value-type="float">
            <text:p>70.9542548217</text:p>
          </table:table-cell>
          <table:table-cell office:value-type="float" office:value="94.3366410356" calcext:value-type="float">
            <text:p>94.336641035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81.5485568135" calcext:value-type="float">
            <text:p>81.5485568135</text:p>
          </table:table-cell>
          <table:table-cell office:value-type="float" office:value="10.5947424333" calcext:value-type="float">
            <text:p>10.5947424333</text:p>
          </table:table-cell>
          <table:table-cell office:value-type="float" office:value="70.9538143802" calcext:value-type="float">
            <text:p>70.9538143802</text:p>
          </table:table-cell>
          <table:table-cell office:value-type="float" office:value="97.8306400145" calcext:value-type="float">
            <text:p>97.8306400145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81.5488163813" calcext:value-type="float">
            <text:p>81.5488163813</text:p>
          </table:table-cell>
          <table:table-cell office:value-type="float" office:value="10.6017662443" calcext:value-type="float">
            <text:p>10.6017662443</text:p>
          </table:table-cell>
          <table:table-cell office:value-type="float" office:value="70.947050137" calcext:value-type="float">
            <text:p>70.947050137</text:p>
          </table:table-cell>
          <table:table-cell office:value-type="float" office:value="101.454048189" calcext:value-type="float">
            <text:p>101.45404818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81.5434123571" calcext:value-type="float">
            <text:p>81.5434123571</text:p>
          </table:table-cell>
          <table:table-cell office:value-type="float" office:value="10.6181769238" calcext:value-type="float">
            <text:p>10.6181769238</text:p>
          </table:table-cell>
          <table:table-cell office:value-type="float" office:value="70.9252354334" calcext:value-type="float">
            <text:p>70.9252354334</text:p>
          </table:table-cell>
          <table:table-cell office:value-type="float" office:value="105.211658561" calcext:value-type="float">
            <text:p>105.211658561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81.5399481769" calcext:value-type="float">
            <text:p>81.5399481769</text:p>
          </table:table-cell>
          <table:table-cell office:value-type="float" office:value="10.6341661465" calcext:value-type="float">
            <text:p>10.6341661465</text:p>
          </table:table-cell>
          <table:table-cell office:value-type="float" office:value="70.9057820304" calcext:value-type="float">
            <text:p>70.9057820304</text:p>
          </table:table-cell>
          <table:table-cell office:value-type="float" office:value="109.108441651" calcext:value-type="float">
            <text:p>109.10844165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81.5361187297" calcext:value-type="float">
            <text:p>81.5361187297</text:p>
          </table:table-cell>
          <table:table-cell office:value-type="float" office:value="10.5461908408" calcext:value-type="float">
            <text:p>10.5461908408</text:p>
          </table:table-cell>
          <table:table-cell office:value-type="float" office:value="70.9899278889" calcext:value-type="float">
            <text:p>70.9899278889</text:p>
          </table:table-cell>
          <table:table-cell office:value-type="float" office:value="113.149552078" calcext:value-type="float">
            <text:p>113.149552078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81.529443766" calcext:value-type="float">
            <text:p>81.529443766</text:p>
          </table:table-cell>
          <table:table-cell office:value-type="float" office:value="10.5733660674" calcext:value-type="float">
            <text:p>10.5733660674</text:p>
          </table:table-cell>
          <table:table-cell office:value-type="float" office:value="70.9560776986" calcext:value-type="float">
            <text:p>70.9560776986</text:p>
          </table:table-cell>
          <table:table-cell office:value-type="float" office:value="117.340335373" calcext:value-type="float">
            <text:p>117.34033537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81.7242515278" calcext:value-type="float">
            <text:p>81.7242515278</text:p>
          </table:table-cell>
          <table:table-cell office:value-type="float" office:value="10.7974618214" calcext:value-type="float">
            <text:p>10.7974618214</text:p>
          </table:table-cell>
          <table:table-cell office:value-type="float" office:value="70.9267897064" calcext:value-type="float">
            <text:p>70.9267897064</text:p>
          </table:table-cell>
          <table:table-cell office:value-type="float" office:value="121.686335056" calcext:value-type="float">
            <text:p>121.686335056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81.5032966709" calcext:value-type="float">
            <text:p>81.5032966709</text:p>
          </table:table-cell>
          <table:table-cell office:value-type="float" office:value="12.3304140862" calcext:value-type="float">
            <text:p>12.3304140862</text:p>
          </table:table-cell>
          <table:table-cell office:value-type="float" office:value="69.1728825847" calcext:value-type="float">
            <text:p>69.1728825847</text:p>
          </table:table-cell>
          <table:table-cell office:value-type="float" office:value="126.193299961" calcext:value-type="float">
            <text:p>126.19329996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1.4914172238" calcext:value-type="float">
            <text:p>81.4914172238</text:p>
          </table:table-cell>
          <table:table-cell office:value-type="float" office:value="12.280491242" calcext:value-type="float">
            <text:p>12.280491242</text:p>
          </table:table-cell>
          <table:table-cell office:value-type="float" office:value="69.2109259817" calcext:value-type="float">
            <text:p>69.2109259817</text:p>
          </table:table-cell>
          <table:table-cell office:value-type="float" office:value="130.867191848" calcext:value-type="float">
            <text:p>130.867191848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81.4642373241" calcext:value-type="float">
            <text:p>81.4642373241</text:p>
          </table:table-cell>
          <table:table-cell office:value-type="float" office:value="12.2639859999" calcext:value-type="float">
            <text:p>12.2639859999</text:p>
          </table:table-cell>
          <table:table-cell office:value-type="float" office:value="69.2002513242" calcext:value-type="float">
            <text:p>69.2002513242</text:p>
          </table:table-cell>
          <table:table-cell office:value-type="float" office:value="135.714193285" calcext:value-type="float">
            <text:p>135.714193285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81.4380173023" calcext:value-type="float">
            <text:p>81.4380173023</text:p>
          </table:table-cell>
          <table:table-cell office:value-type="float" office:value="12.2294477769" calcext:value-type="float">
            <text:p>12.2294477769</text:p>
          </table:table-cell>
          <table:table-cell office:value-type="float" office:value="69.2085695254" calcext:value-type="float">
            <text:p>69.2085695254</text:p>
          </table:table-cell>
          <table:table-cell office:value-type="float" office:value="140.740715828" calcext:value-type="float">
            <text:p>140.740715828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81.4183549607" calcext:value-type="float">
            <text:p>81.4183549607</text:p>
          </table:table-cell>
          <table:table-cell office:value-type="float" office:value="12.2025284712" calcext:value-type="float">
            <text:p>12.2025284712</text:p>
          </table:table-cell>
          <table:table-cell office:value-type="float" office:value="69.2158264895" calcext:value-type="float">
            <text:p>69.2158264895</text:p>
          </table:table-cell>
          <table:table-cell office:value-type="float" office:value="145.9534085" calcext:value-type="float">
            <text:p>145.953408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53.234533998" calcext:value-type="float">
            <text:p>153.234533998</text:p>
          </table:table-cell>
          <table:table-cell office:value-type="float" office:value="23.0775874371" calcext:value-type="float">
            <text:p>23.0775874371</text:p>
          </table:table-cell>
          <table:table-cell office:value-type="float" office:value="130.156946561" calcext:value-type="float">
            <text:p>130.156946561</text:p>
          </table:table-cell>
          <table:table-cell office:value-type="float" office:value="151.359166587" calcext:value-type="float">
            <text:p>151.359166587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53.22374232" calcext:value-type="float">
            <text:p>153.22374232</text:p>
          </table:table-cell>
          <table:table-cell office:value-type="float" office:value="23.0738074073" calcext:value-type="float">
            <text:p>23.0738074073</text:p>
          </table:table-cell>
          <table:table-cell office:value-type="float" office:value="130.149934912" calcext:value-type="float">
            <text:p>130.149934912</text:p>
          </table:table-cell>
          <table:table-cell office:value-type="float" office:value="156.965140763" calcext:value-type="float">
            <text:p>156.96514076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53.207422578" calcext:value-type="float">
            <text:p>153.207422578</text:p>
          </table:table-cell>
          <table:table-cell office:value-type="float" office:value="23.0530443786" calcext:value-type="float">
            <text:p>23.0530443786</text:p>
          </table:table-cell>
          <table:table-cell office:value-type="float" office:value="130.1543782" calcext:value-type="float">
            <text:p>130.1543782</text:p>
          </table:table-cell>
          <table:table-cell office:value-type="float" office:value="162.778746543" calcext:value-type="float">
            <text:p>162.778746543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153.200083845" calcext:value-type="float">
            <text:p>153.200083845</text:p>
          </table:table-cell>
          <table:table-cell office:value-type="float" office:value="22.9689269617" calcext:value-type="float">
            <text:p>22.9689269617</text:p>
          </table:table-cell>
          <table:table-cell office:value-type="float" office:value="130.231156884" calcext:value-type="float">
            <text:p>130.231156884</text:p>
          </table:table-cell>
          <table:table-cell office:value-type="float" office:value="168.807674094" calcext:value-type="float">
            <text:p>168.80767409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53.18801535" calcext:value-type="float">
            <text:p>153.18801535</text:p>
          </table:table-cell>
          <table:table-cell office:value-type="float" office:value="22.9705044151" calcext:value-type="float">
            <text:p>22.9705044151</text:p>
          </table:table-cell>
          <table:table-cell office:value-type="float" office:value="130.217510935" calcext:value-type="float">
            <text:p>130.217510935</text:p>
          </table:table-cell>
          <table:table-cell office:value-type="float" office:value="175.059898409" calcext:value-type="float">
            <text:p>175.059898409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153.177078508" calcext:value-type="float">
            <text:p>153.177078508</text:p>
          </table:table-cell>
          <table:table-cell office:value-type="float" office:value="22.9647085441" calcext:value-type="float">
            <text:p>22.9647085441</text:p>
          </table:table-cell>
          <table:table-cell office:value-type="float" office:value="130.212369964" calcext:value-type="float">
            <text:p>130.212369964</text:p>
          </table:table-cell>
          <table:table-cell office:value-type="float" office:value="181.543689856" calcext:value-type="float">
            <text:p>181.54368985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53.167087449" calcext:value-type="float">
            <text:p>153.167087449</text:p>
          </table:table-cell>
          <table:table-cell office:value-type="float" office:value="22.9622245613" calcext:value-type="float">
            <text:p>22.9622245613</text:p>
          </table:table-cell>
          <table:table-cell office:value-type="float" office:value="130.204862888" calcext:value-type="float">
            <text:p>130.204862888</text:p>
          </table:table-cell>
          <table:table-cell office:value-type="float" office:value="188.267625116" calcext:value-type="float">
            <text:p>188.267625116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153.157265011" calcext:value-type="float">
            <text:p>153.157265011</text:p>
          </table:table-cell>
          <table:table-cell office:value-type="float" office:value="22.9761741769" calcext:value-type="float">
            <text:p>22.9761741769</text:p>
          </table:table-cell>
          <table:table-cell office:value-type="float" office:value="130.181090834" calcext:value-type="float">
            <text:p>130.181090834</text:p>
          </table:table-cell>
          <table:table-cell office:value-type="float" office:value="195.24059853" calcext:value-type="float">
            <text:p>195.24059853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53.144716149" calcext:value-type="float">
            <text:p>153.144716149</text:p>
          </table:table-cell>
          <table:table-cell office:value-type="float" office:value="22.8352839759" calcext:value-type="float">
            <text:p>22.8352839759</text:p>
          </table:table-cell>
          <table:table-cell office:value-type="float" office:value="130.309432173" calcext:value-type="float">
            <text:p>130.309432173</text:p>
          </table:table-cell>
          <table:table-cell office:value-type="float" office:value="202.471833864" calcext:value-type="float">
            <text:p>202.471833864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153.146485749" calcext:value-type="float">
            <text:p>153.146485749</text:p>
          </table:table-cell>
          <table:table-cell office:value-type="float" office:value="22.8627591209" calcext:value-type="float">
            <text:p>22.8627591209</text:p>
          </table:table-cell>
          <table:table-cell office:value-type="float" office:value="130.283726628" calcext:value-type="float">
            <text:p>130.283726628</text:p>
          </table:table-cell>
          <table:table-cell office:value-type="float" office:value="209.970896508" calcext:value-type="float">
            <text:p>209.97089650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53.120857185" calcext:value-type="float">
            <text:p>153.120857185</text:p>
          </table:table-cell>
          <table:table-cell office:value-type="float" office:value="22.9173668809" calcext:value-type="float">
            <text:p>22.9173668809</text:p>
          </table:table-cell>
          <table:table-cell office:value-type="float" office:value="130.203490304" calcext:value-type="float">
            <text:p>130.203490304</text:p>
          </table:table-cell>
          <table:table-cell office:value-type="float" office:value="217.747706133" calcext:value-type="float">
            <text:p>217.747706133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53.10023491" calcext:value-type="float">
            <text:p>153.10023491</text:p>
          </table:table-cell>
          <table:table-cell office:value-type="float" office:value="22.8598609284" calcext:value-type="float">
            <text:p>22.8598609284</text:p>
          </table:table-cell>
          <table:table-cell office:value-type="float" office:value="130.240373982" calcext:value-type="float">
            <text:p>130.240373982</text:p>
          </table:table-cell>
          <table:table-cell office:value-type="float" office:value="225.812549809" calcext:value-type="float">
            <text:p>225.81254980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53.097799968" calcext:value-type="float">
            <text:p>153.097799968</text:p>
          </table:table-cell>
          <table:table-cell office:value-type="float" office:value="26.0277532079" calcext:value-type="float">
            <text:p>26.0277532079</text:p>
          </table:table-cell>
          <table:table-cell office:value-type="float" office:value="127.07004676" calcext:value-type="float">
            <text:p>127.07004676</text:p>
          </table:table-cell>
          <table:table-cell office:value-type="float" office:value="234.176095614" calcext:value-type="float">
            <text:p>234.176095614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52.960773971" calcext:value-type="float">
            <text:p>152.960773971</text:p>
          </table:table-cell>
          <table:table-cell office:value-type="float" office:value="26.0043875649" calcext:value-type="float">
            <text:p>26.0043875649</text:p>
          </table:table-cell>
          <table:table-cell office:value-type="float" office:value="126.956386406" calcext:value-type="float">
            <text:p>126.956386406</text:p>
          </table:table-cell>
          <table:table-cell office:value-type="float" office:value="242.849406747" calcext:value-type="float">
            <text:p>242.84940674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52.83735921" calcext:value-type="float">
            <text:p>152.83735921</text:p>
          </table:table-cell>
          <table:table-cell office:value-type="float" office:value="25.9673480719" calcext:value-type="float">
            <text:p>25.9673480719</text:p>
          </table:table-cell>
          <table:table-cell office:value-type="float" office:value="126.870011138" calcext:value-type="float">
            <text:p>126.870011138</text:p>
          </table:table-cell>
          <table:table-cell office:value-type="float" office:value="251.84395616" calcext:value-type="float">
            <text:p>251.84395616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152.749350957" calcext:value-type="float">
            <text:p>152.749350957</text:p>
          </table:table-cell>
          <table:table-cell office:value-type="float" office:value="25.946586448" calcext:value-type="float">
            <text:p>25.946586448</text:p>
          </table:table-cell>
          <table:table-cell office:value-type="float" office:value="126.802764509" calcext:value-type="float">
            <text:p>126.802764509</text:p>
          </table:table-cell>
          <table:table-cell office:value-type="float" office:value="261.171641733" calcext:value-type="float">
            <text:p>261.1716417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89.987249649" calcext:value-type="float">
            <text:p>289.987249649</text:p>
          </table:table-cell>
          <table:table-cell office:value-type="float" office:value="50.6591255013" calcext:value-type="float">
            <text:p>50.6591255013</text:p>
          </table:table-cell>
          <table:table-cell office:value-type="float" office:value="239.328124148" calcext:value-type="float">
            <text:p>239.328124148</text:p>
          </table:table-cell>
          <table:table-cell office:value-type="float" office:value="270.844802019" calcext:value-type="float">
            <text:p>270.84480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8:25:24.208643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08:28:27.531315499</dc:date>
    <meta:editing-duration>PT4M43S</meta:editing-duration>
    <meta:editing-cycles>2</meta:editing-cycles>
    <meta:generator>LibreOffice/5.1.6.2$Linux_X86_64 LibreOffice_project/10m0$Build-2</meta:generator>
    <meta:document-statistic meta:table-count="1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57cm" svg:y="0.316cm" chart:style-name="ch2">
          <text:p>28.57% Impedance Mismatch m=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101" chart:data-source-has-labels="both" svg:x="1.331cm" svg:y="2.138cm" svg:width="10.121cm" svg:height="5.701cm">
          <chartooo:coordinate-region svg:x="2.138cm" svg:y="2.138cm" svg:width="9.314cm" svg:height="4.371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1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101" loext:label-string="energy" chart:class="chart:line">
            <chart:data-point chart:repeated="101"/>
          </chart:series>
          <chart:series chart:style-name="ch11" chart:values-cell-range-address="EnergyVals.C1:EnergyVals.C101" loext:label-string="left_energy" chart:class="chart:line">
            <chart:data-point chart:repeated="101"/>
          </chart:series>
          <chart:series chart:style-name="ch12" chart:values-cell-range-address="EnergyVals.D1:EnergyVals.D101" loext:label-string="right_energy" chart:class="chart:line">
            <chart:data-point chart:repeated="101"/>
          </chart:series>
          <chart:series chart:style-name="ch13" chart:values-cell-range-address="EnergyVals.E1:EnergyVals.E101" loext:label-string="approx_limit_curve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10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10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101</svg:desc>
                </draw:g>
              </table:table-cell>
              <table:table-cell office:value-type="float" office:value="7.13299462056">
                <text:p>7.13299462056</text:p>
                <draw:g>
                  <svg:desc>EnergyVals.E1:EnergyVals.E101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1.7028018984">
                <text:p>11.7028018984</text:p>
              </table:table-cell>
              <table:table-cell office:value-type="float" office:value="0.000896982383432">
                <text:p>0.000896982383432</text:p>
              </table:table-cell>
              <table:table-cell office:value-type="float" office:value="11.7019049161">
                <text:p>11.7019049161</text:p>
              </table:table-cell>
              <table:table-cell office:value-type="float" office:value="7.397183335">
                <text:p>7.39718333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865145">
                <text:p>11.7026865145</text:p>
              </table:table-cell>
              <table:table-cell office:value-type="float" office:value="0.0060564569023">
                <text:p>0.0060564569023</text:p>
              </table:table-cell>
              <table:table-cell office:value-type="float" office:value="11.6966300576">
                <text:p>11.6966300576</text:p>
              </table:table-cell>
              <table:table-cell office:value-type="float" office:value="7.67115695475">
                <text:p>7.67115695475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11.7025609715">
                <text:p>11.7025609715</text:p>
              </table:table-cell>
              <table:table-cell office:value-type="float" office:value="0.0171147024006">
                <text:p>0.0171147024006</text:p>
              </table:table-cell>
              <table:table-cell office:value-type="float" office:value="11.6854462691">
                <text:p>11.6854462691</text:p>
              </table:table-cell>
              <table:table-cell office:value-type="float" office:value="7.9552778888">
                <text:p>7.955277888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579822">
                <text:p>11.7024579822</text:p>
              </table:table-cell>
              <table:table-cell office:value-type="float" office:value="0.0337168695891">
                <text:p>0.0337168695891</text:p>
              </table:table-cell>
              <table:table-cell office:value-type="float" office:value="11.6687411126">
                <text:p>11.6687411126</text:p>
              </table:table-cell>
              <table:table-cell office:value-type="float" office:value="8.24992196892">
                <text:p>8.24992196892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1.7023951553">
                <text:p>11.7023951553</text:p>
              </table:table-cell>
              <table:table-cell office:value-type="float" office:value="0.05432147249">
                <text:p>0.05432147249</text:p>
              </table:table-cell>
              <table:table-cell office:value-type="float" office:value="11.6480736829">
                <text:p>11.6480736829</text:p>
              </table:table-cell>
              <table:table-cell office:value-type="float" office:value="8.55547894677">
                <text:p>8.5554789467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783735">
                <text:p>11.7023783735</text:p>
              </table:table-cell>
              <table:table-cell office:value-type="float" office:value="0.0768370902633">
                <text:p>0.0768370902633</text:p>
              </table:table-cell>
              <table:table-cell office:value-type="float" office:value="11.6255412832">
                <text:p>11.6255412832</text:p>
              </table:table-cell>
              <table:table-cell office:value-type="float" office:value="8.87235300944">
                <text:p>8.87235300944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11.7024048643">
                <text:p>11.7024048643</text:p>
              </table:table-cell>
              <table:table-cell office:value-type="float" office:value="0.0991067033246">
                <text:p>0.0991067033246</text:p>
              </table:table-cell>
              <table:table-cell office:value-type="float" office:value="11.603298161">
                <text:p>11.603298161</text:p>
              </table:table-cell>
              <table:table-cell office:value-type="float" office:value="9.20096331414">
                <text:p>9.2009633141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659072">
                <text:p>11.7024659072</text:p>
              </table:table-cell>
              <table:table-cell office:value-type="float" office:value="0.11925504207">
                <text:p>0.11925504207</text:p>
              </table:table-cell>
              <table:table-cell office:value-type="float" office:value="11.5832108651">
                <text:p>11.5832108651</text:p>
              </table:table-cell>
              <table:table-cell office:value-type="float" office:value="9.54174454264">
                <text:p>9.54174454264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11.7025492179">
                <text:p>11.7025492179</text:p>
              </table:table-cell>
              <table:table-cell office:value-type="float" office:value="0.135914383166">
                <text:p>0.135914383166</text:p>
              </table:table-cell>
              <table:table-cell office:value-type="float" office:value="11.5666348347">
                <text:p>11.5666348347</text:p>
              </table:table-cell>
              <table:table-cell office:value-type="float" office:value="9.89514747624">
                <text:p>9.8951474762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410482">
                <text:p>11.7026410482</text:p>
              </table:table-cell>
              <table:table-cell office:value-type="float" office:value="0.148344182657">
                <text:p>0.148344182657</text:p>
              </table:table-cell>
              <table:table-cell office:value-type="float" office:value="11.5542968656">
                <text:p>11.5542968656</text:p>
              </table:table-cell>
              <table:table-cell office:value-type="float" office:value="10.2616395921">
                <text:p>10.2616395921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11.7027278884">
                <text:p>11.7027278884</text:p>
              </table:table-cell>
              <table:table-cell office:value-type="float" office:value="0.156459971977">
                <text:p>0.156459971977</text:p>
              </table:table-cell>
              <table:table-cell office:value-type="float" office:value="11.5462679164">
                <text:p>11.5462679164</text:p>
              </table:table-cell>
              <table:table-cell office:value-type="float" office:value="10.6417056816">
                <text:p>10.641705681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78906">
                <text:p>11.7027978906</text:p>
              </table:table-cell>
              <table:table-cell office:value-type="float" office:value="0.160786897735">
                <text:p>0.160786897735</text:p>
              </table:table-cell>
              <table:table-cell office:value-type="float" office:value="11.5420109929">
                <text:p>11.5420109929</text:p>
              </table:table-cell>
              <table:table-cell office:value-type="float" office:value="11.0358484916">
                <text:p>11.0358484916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11.7028419902">
                <text:p>11.7028419902</text:p>
              </table:table-cell>
              <table:table-cell office:value-type="float" office:value="0.162353328134">
                <text:p>0.162353328134</text:p>
              </table:table-cell>
              <table:table-cell office:value-type="float" office:value="11.5404886621">
                <text:p>11.5404886621</text:p>
              </table:table-cell>
              <table:table-cell office:value-type="float" office:value="11.4445893895">
                <text:p>11.4445893895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46392">
                <text:p>11.7028546392</text:p>
              </table:table-cell>
              <table:table-cell office:value-type="float" office:value="0.162539947101">
                <text:p>0.162539947101</text:p>
              </table:table-cell>
              <table:table-cell office:value-type="float" office:value="11.5403146921">
                <text:p>11.5403146921</text:p>
              </table:table-cell>
              <table:table-cell office:value-type="float" office:value="11.8684690528">
                <text:p>11.8684690528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1.7028342696">
                <text:p>11.7028342696</text:p>
              </table:table-cell>
              <table:table-cell office:value-type="float" office:value="0.162899691185">
                <text:p>0.162899691185</text:p>
              </table:table-cell>
              <table:table-cell office:value-type="float" office:value="11.5399345784">
                <text:p>11.5399345784</text:p>
              </table:table-cell>
              <table:table-cell office:value-type="float" office:value="12.3080481845">
                <text:p>12.308048184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973532">
                <text:p>11.7029973532</text:p>
              </table:table-cell>
              <table:table-cell office:value-type="float" office:value="0.165519263412">
                <text:p>0.165519263412</text:p>
              </table:table-cell>
              <table:table-cell office:value-type="float" office:value="11.5374780898">
                <text:p>11.5374780898</text:p>
              </table:table-cell>
              <table:table-cell office:value-type="float" office:value="12.7639082545">
                <text:p>12.7639082545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14.2924766084">
                <text:p>14.2924766084</text:p>
              </table:table-cell>
              <table:table-cell office:value-type="float" office:value="0.465400779657">
                <text:p>0.465400779657</text:p>
              </table:table-cell>
              <table:table-cell office:value-type="float" office:value="13.8270758288">
                <text:p>13.8270758288</text:p>
              </table:table-cell>
              <table:table-cell office:value-type="float" office:value="13.2366522691">
                <text:p>13.236652269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4.2946103575">
                <text:p>14.2946103575</text:p>
              </table:table-cell>
              <table:table-cell office:value-type="float" office:value="0.525920554038">
                <text:p>0.525920554038</text:p>
              </table:table-cell>
              <table:table-cell office:value-type="float" office:value="13.7686898034">
                <text:p>13.7686898034</text:p>
              </table:table-cell>
              <table:table-cell office:value-type="float" office:value="13.7269055684">
                <text:p>13.7269055684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14.2963129344">
                <text:p>14.2963129344</text:p>
              </table:table-cell>
              <table:table-cell office:value-type="float" office:value="0.608950147415">
                <text:p>0.608950147415</text:p>
              </table:table-cell>
              <table:table-cell office:value-type="float" office:value="13.6873627869">
                <text:p>13.6873627869</text:p>
              </table:table-cell>
              <table:table-cell office:value-type="float" office:value="14.2353166536">
                <text:p>14.235316653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4.2959033721">
                <text:p>14.2959033721</text:p>
              </table:table-cell>
              <table:table-cell office:value-type="float" office:value="0.699157811834">
                <text:p>0.699157811834</text:p>
              </table:table-cell>
              <table:table-cell office:value-type="float" office:value="13.5967455602">
                <text:p>13.5967455602</text:p>
              </table:table-cell>
              <table:table-cell office:value-type="float" office:value="14.7625580447">
                <text:p>14.7625580447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14.2928250704">
                <text:p>14.2928250704</text:p>
              </table:table-cell>
              <table:table-cell office:value-type="float" office:value="0.772269408891">
                <text:p>0.772269408891</text:p>
              </table:table-cell>
              <table:table-cell office:value-type="float" office:value="13.5205556615">
                <text:p>13.5205556615</text:p>
              </table:table-cell>
              <table:table-cell office:value-type="float" office:value="15.3093271703">
                <text:p>15.309327170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4.2884315653">
                <text:p>14.2884315653</text:p>
              </table:table-cell>
              <table:table-cell office:value-type="float" office:value="0.80940480269">
                <text:p>0.80940480269</text:p>
              </table:table-cell>
              <table:table-cell office:value-type="float" office:value="13.4790267626">
                <text:p>13.4790267626</text:p>
              </table:table-cell>
              <table:table-cell office:value-type="float" office:value="15.8763472901">
                <text:p>15.8763472901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14.2867375392">
                <text:p>14.2867375392</text:p>
              </table:table-cell>
              <table:table-cell office:value-type="float" office:value="0.818498406821">
                <text:p>0.818498406821</text:p>
              </table:table-cell>
              <table:table-cell office:value-type="float" office:value="13.4682391323">
                <text:p>13.4682391323</text:p>
              </table:table-cell>
              <table:table-cell office:value-type="float" office:value="16.4643684515">
                <text:p>16.464368451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4.2865334872">
                <text:p>14.2865334872</text:p>
              </table:table-cell>
              <table:table-cell office:value-type="float" office:value="0.824847552108">
                <text:p>0.824847552108</text:p>
              </table:table-cell>
              <table:table-cell office:value-type="float" office:value="13.4616859351">
                <text:p>13.4616859351</text:p>
              </table:table-cell>
              <table:table-cell office:value-type="float" office:value="17.0741684817">
                <text:p>17.074168481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4.2863502059">
                <text:p>14.2863502059</text:p>
              </table:table-cell>
              <table:table-cell office:value-type="float" office:value="0.830323484852">
                <text:p>0.830323484852</text:p>
              </table:table-cell>
              <table:table-cell office:value-type="float" office:value="13.456026721">
                <text:p>13.456026721</text:p>
              </table:table-cell>
              <table:table-cell office:value-type="float" office:value="17.706554017">
                <text:p>17.70655401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4.2862166199">
                <text:p>14.2862166199</text:p>
              </table:table-cell>
              <table:table-cell office:value-type="float" office:value="0.835038716715">
                <text:p>0.835038716715</text:p>
              </table:table-cell>
              <table:table-cell office:value-type="float" office:value="13.4511779032">
                <text:p>13.4511779032</text:p>
              </table:table-cell>
              <table:table-cell office:value-type="float" office:value="18.3623615694">
                <text:p>18.3623615694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14.2861226825">
                <text:p>14.2861226825</text:p>
              </table:table-cell>
              <table:table-cell office:value-type="float" office:value="0.840750461398">
                <text:p>0.840750461398</text:p>
              </table:table-cell>
              <table:table-cell office:value-type="float" office:value="13.4453722211">
                <text:p>13.4453722211</text:p>
              </table:table-cell>
              <table:table-cell office:value-type="float" office:value="19.0424586331">
                <text:p>19.042458633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4.2860102326">
                <text:p>14.2860102326</text:p>
              </table:table-cell>
              <table:table-cell office:value-type="float" office:value="0.846693384241">
                <text:p>0.846693384241</text:p>
              </table:table-cell>
              <table:table-cell office:value-type="float" office:value="13.4393168483">
                <text:p>13.4393168483</text:p>
              </table:table-cell>
              <table:table-cell office:value-type="float" office:value="19.7477448325">
                <text:p>19.7477448325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14.2858928049">
                <text:p>14.2858928049</text:p>
              </table:table-cell>
              <table:table-cell office:value-type="float" office:value="0.85176509045">
                <text:p>0.85176509045</text:p>
              </table:table-cell>
              <table:table-cell office:value-type="float" office:value="13.4341277145">
                <text:p>13.4341277145</text:p>
              </table:table-cell>
              <table:table-cell office:value-type="float" office:value="20.4791531116">
                <text:p>20.479153111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.2857803286">
                <text:p>14.2857803286</text:p>
              </table:table-cell>
              <table:table-cell office:value-type="float" office:value="0.855481407041">
                <text:p>0.855481407041</text:p>
              </table:table-cell>
              <table:table-cell office:value-type="float" office:value="13.4302989215">
                <text:p>13.4302989215</text:p>
              </table:table-cell>
              <table:table-cell office:value-type="float" office:value="21.2376509686">
                <text:p>21.2376509686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14.2856798419">
                <text:p>14.2856798419</text:p>
              </table:table-cell>
              <table:table-cell office:value-type="float" office:value="0.857824121471">
                <text:p>0.857824121471</text:p>
              </table:table-cell>
              <table:table-cell office:value-type="float" office:value="13.4278557205">
                <text:p>13.4278557205</text:p>
              </table:table-cell>
              <table:table-cell office:value-type="float" office:value="22.0242417353">
                <text:p>22.024241735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4.2855888971">
                <text:p>14.2855888971</text:p>
              </table:table-cell>
              <table:table-cell office:value-type="float" office:value="0.86459220465">
                <text:p>0.86459220465</text:p>
              </table:table-cell>
              <table:table-cell office:value-type="float" office:value="13.4209966924">
                <text:p>13.4209966924</text:p>
              </table:table-cell>
              <table:table-cell office:value-type="float" office:value="22.8399659045">
                <text:p>22.8399659045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14.2851395745">
                <text:p>14.2851395745</text:p>
              </table:table-cell>
              <table:table-cell office:value-type="float" office:value="0.867692210341">
                <text:p>0.867692210341</text:p>
              </table:table-cell>
              <table:table-cell office:value-type="float" office:value="13.4174473641">
                <text:p>13.4174473641</text:p>
              </table:table-cell>
              <table:table-cell office:value-type="float" office:value="23.6859025063">
                <text:p>23.685902506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8986881008">
                <text:p>22.8986881008</text:p>
              </table:table-cell>
              <table:table-cell office:value-type="float" office:value="1.55374438089">
                <text:p>1.55374438089</text:p>
              </table:table-cell>
              <table:table-cell office:value-type="float" office:value="21.3449437199">
                <text:p>21.3449437199</text:p>
              </table:table-cell>
              <table:table-cell office:value-type="float" office:value="24.5631705356">
                <text:p>24.5631705356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2.8975281197">
                <text:p>22.8975281197</text:p>
              </table:table-cell>
              <table:table-cell office:value-type="float" office:value="1.5678203144">
                <text:p>1.5678203144</text:p>
              </table:table-cell>
              <table:table-cell office:value-type="float" office:value="21.3297078053">
                <text:p>21.3297078053</text:p>
              </table:table-cell>
              <table:table-cell office:value-type="float" office:value="25.4729304319">
                <text:p>25.472930431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8967782652">
                <text:p>22.8967782652</text:p>
              </table:table-cell>
              <table:table-cell office:value-type="float" office:value="1.57371545377">
                <text:p>1.57371545377</text:p>
              </table:table-cell>
              <table:table-cell office:value-type="float" office:value="21.3230628115">
                <text:p>21.3230628115</text:p>
              </table:table-cell>
              <table:table-cell office:value-type="float" office:value="26.4163856148">
                <text:p>26.4163856148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22.8963243658">
                <text:p>22.8963243658</text:p>
              </table:table-cell>
              <table:table-cell office:value-type="float" office:value="1.57399478953">
                <text:p>1.57399478953</text:p>
              </table:table-cell>
              <table:table-cell office:value-type="float" office:value="21.3223295763">
                <text:p>21.3223295763</text:p>
              </table:table-cell>
              <table:table-cell office:value-type="float" office:value="27.3947840753">
                <text:p>27.394784075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8961067197">
                <text:p>22.8961067197</text:p>
              </table:table-cell>
              <table:table-cell office:value-type="float" office:value="1.56994353478">
                <text:p>1.56994353478</text:p>
              </table:table-cell>
              <table:table-cell office:value-type="float" office:value="21.3261631849">
                <text:p>21.3261631849</text:p>
              </table:table-cell>
              <table:table-cell office:value-type="float" office:value="28.4094200273">
                <text:p>28.4094200273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22.896022475">
                <text:p>22.896022475</text:p>
              </table:table-cell>
              <table:table-cell office:value-type="float" office:value="1.56736897782">
                <text:p>1.56736897782</text:p>
              </table:table-cell>
              <table:table-cell office:value-type="float" office:value="21.3286534972">
                <text:p>21.3286534972</text:p>
              </table:table-cell>
              <table:table-cell office:value-type="float" office:value="29.461635619">
                <text:p>29.46163561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9136853413">
                <text:p>22.9136853413</text:p>
              </table:table-cell>
              <table:table-cell office:value-type="float" office:value="1.62147907507">
                <text:p>1.62147907507</text:p>
              </table:table-cell>
              <table:table-cell office:value-type="float" office:value="21.2922062663">
                <text:p>21.2922062663</text:p>
              </table:table-cell>
              <table:table-cell office:value-type="float" office:value="30.5528227086">
                <text:p>30.5528227086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22.9232223792">
                <text:p>22.9232223792</text:p>
              </table:table-cell>
              <table:table-cell office:value-type="float" office:value="1.80634317438">
                <text:p>1.80634317438</text:p>
              </table:table-cell>
              <table:table-cell office:value-type="float" office:value="21.1168792048">
                <text:p>21.1168792048</text:p>
              </table:table-cell>
              <table:table-cell office:value-type="float" office:value="31.6844247051">
                <text:p>31.684424705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9055528323">
                <text:p>22.9055528323</text:p>
              </table:table-cell>
              <table:table-cell office:value-type="float" office:value="1.96848305712">
                <text:p>1.96848305712</text:p>
              </table:table-cell>
              <table:table-cell office:value-type="float" office:value="20.9370697752">
                <text:p>20.9370697752</text:p>
              </table:table-cell>
              <table:table-cell office:value-type="float" office:value="32.8579384782">
                <text:p>32.8579384782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22.8920037865">
                <text:p>22.8920037865</text:p>
              </table:table-cell>
              <table:table-cell office:value-type="float" office:value="1.98962491272">
                <text:p>1.98962491272</text:p>
              </table:table-cell>
              <table:table-cell office:value-type="float" office:value="20.9023788737">
                <text:p>20.9023788737</text:p>
              </table:table-cell>
              <table:table-cell office:value-type="float" office:value="34.0749163379">
                <text:p>34.074916337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8911169884">
                <text:p>22.8911169884</text:p>
              </table:table-cell>
              <table:table-cell office:value-type="float" office:value="2.01894468458">
                <text:p>2.01894468458</text:p>
              </table:table-cell>
              <table:table-cell office:value-type="float" office:value="20.8721723039">
                <text:p>20.8721723039</text:p>
              </table:table-cell>
              <table:table-cell office:value-type="float" office:value="35.3369680877">
                <text:p>35.3369680877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2.8907706721">
                <text:p>22.8907706721</text:p>
              </table:table-cell>
              <table:table-cell office:value-type="float" office:value="2.04921785024">
                <text:p>2.04921785024</text:p>
              </table:table-cell>
              <table:table-cell office:value-type="float" office:value="20.8415528219">
                <text:p>20.8415528219</text:p>
              </table:table-cell>
              <table:table-cell office:value-type="float" office:value="36.6457631545">
                <text:p>36.6457631545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8903296597">
                <text:p>22.8903296597</text:p>
              </table:table-cell>
              <table:table-cell office:value-type="float" office:value="2.04254934566">
                <text:p>2.04254934566</text:p>
              </table:table-cell>
              <table:table-cell office:value-type="float" office:value="20.8477803141">
                <text:p>20.8477803141</text:p>
              </table:table-cell>
              <table:table-cell office:value-type="float" office:value="38.0030327969">
                <text:p>38.0030327969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22.8897968072">
                <text:p>22.8897968072</text:p>
              </table:table-cell>
              <table:table-cell office:value-type="float" office:value="2.00426113254">
                <text:p>2.00426113254</text:p>
              </table:table-cell>
              <table:table-cell office:value-type="float" office:value="20.8855356747">
                <text:p>20.8855356747</text:p>
              </table:table-cell>
              <table:table-cell office:value-type="float" office:value="39.4105723948">
                <text:p>39.410572394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888885461">
                <text:p>22.888885461</text:p>
              </table:table-cell>
              <table:table-cell office:value-type="float" office:value="1.99274843297">
                <text:p>1.99274843297</text:p>
              </table:table-cell>
              <table:table-cell office:value-type="float" office:value="20.896137028">
                <text:p>20.896137028</text:p>
              </table:table-cell>
              <table:table-cell office:value-type="float" office:value="40.8702438246">
                <text:p>40.8702438246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22.8863045586">
                <text:p>22.8863045586</text:p>
              </table:table-cell>
              <table:table-cell office:value-type="float" office:value="2.02238477149">
                <text:p>2.02238477149</text:p>
              </table:table-cell>
              <table:table-cell office:value-type="float" office:value="20.8639197871">
                <text:p>20.8639197871</text:p>
              </table:table-cell>
              <table:table-cell office:value-type="float" office:value="42.3839779222">
                <text:p>42.383977922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8847104552">
                <text:p>22.8847104552</text:p>
              </table:table-cell>
              <table:table-cell office:value-type="float" office:value="2.039626395">
                <text:p>2.039626395</text:p>
              </table:table-cell>
              <table:table-cell office:value-type="float" office:value="20.8450840602">
                <text:p>20.8450840602</text:p>
              </table:table-cell>
              <table:table-cell office:value-type="float" office:value="43.9537770369">
                <text:p>43.9537770369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43.146578171">
                <text:p>43.146578171</text:p>
              </table:table-cell>
              <table:table-cell office:value-type="float" office:value="4.574253565">
                <text:p>4.574253565</text:p>
              </table:table-cell>
              <table:table-cell office:value-type="float" office:value="38.572324606">
                <text:p>38.572324606</text:p>
              </table:table-cell>
              <table:table-cell office:value-type="float" office:value="45.58171768">
                <text:p>45.5817176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3.1443455703">
                <text:p>43.1443455703</text:p>
              </table:table-cell>
              <table:table-cell office:value-type="float" office:value="4.5703390528">
                <text:p>4.5703390528</text:p>
              </table:table-cell>
              <table:table-cell office:value-type="float" office:value="38.5740065175">
                <text:p>38.5740065175</text:p>
              </table:table-cell>
              <table:table-cell office:value-type="float" office:value="47.2699532721">
                <text:p>47.2699532721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43.1437659518">
                <text:p>43.1437659518</text:p>
              </table:table-cell>
              <table:table-cell office:value-type="float" office:value="4.56280737097">
                <text:p>4.56280737097</text:p>
              </table:table-cell>
              <table:table-cell office:value-type="float" office:value="38.5809585809">
                <text:p>38.5809585809</text:p>
              </table:table-cell>
              <table:table-cell office:value-type="float" office:value="49.0207169907">
                <text:p>49.020716990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3.1421770922">
                <text:p>43.1421770922</text:p>
              </table:table-cell>
              <table:table-cell office:value-type="float" office:value="4.55569435351">
                <text:p>4.55569435351</text:p>
              </table:table-cell>
              <table:table-cell office:value-type="float" office:value="38.5864827387">
                <text:p>38.5864827387</text:p>
              </table:table-cell>
              <table:table-cell office:value-type="float" office:value="50.8363247252">
                <text:p>50.8363247252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43.1405575717">
                <text:p>43.1405575717</text:p>
              </table:table-cell>
              <table:table-cell office:value-type="float" office:value="4.52639530995">
                <text:p>4.52639530995</text:p>
              </table:table-cell>
              <table:table-cell office:value-type="float" office:value="38.6141622617">
                <text:p>38.6141622617</text:p>
              </table:table-cell>
              <table:table-cell office:value-type="float" office:value="52.7191781396">
                <text:p>52.719178139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3.1400605768">
                <text:p>43.1400605768</text:p>
              </table:table-cell>
              <table:table-cell office:value-type="float" office:value="4.50255014984">
                <text:p>4.50255014984</text:p>
              </table:table-cell>
              <table:table-cell office:value-type="float" office:value="38.637510427">
                <text:p>38.637510427</text:p>
              </table:table-cell>
              <table:table-cell office:value-type="float" office:value="54.6717678498">
                <text:p>54.6717678498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43.1392226856">
                <text:p>43.1392226856</text:p>
              </table:table-cell>
              <table:table-cell office:value-type="float" office:value="4.49911355658">
                <text:p>4.49911355658</text:p>
              </table:table-cell>
              <table:table-cell office:value-type="float" office:value="38.640109129">
                <text:p>38.640109129</text:p>
              </table:table-cell>
              <table:table-cell office:value-type="float" office:value="56.6966767182">
                <text:p>56.696676718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3.1369416325">
                <text:p>43.1369416325</text:p>
              </table:table-cell>
              <table:table-cell office:value-type="float" office:value="4.48563547418">
                <text:p>4.48563547418</text:p>
              </table:table-cell>
              <table:table-cell office:value-type="float" office:value="38.6513061584">
                <text:p>38.6513061584</text:p>
              </table:table-cell>
              <table:table-cell office:value-type="float" office:value="58.7965832697">
                <text:p>58.7965832697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43.1368713926">
                <text:p>43.1368713926</text:p>
              </table:table-cell>
              <table:table-cell office:value-type="float" office:value="4.47501582764">
                <text:p>4.47501582764</text:p>
              </table:table-cell>
              <table:table-cell office:value-type="float" office:value="38.6618555649">
                <text:p>38.6618555649</text:p>
              </table:table-cell>
              <table:table-cell office:value-type="float" office:value="60.9742652355">
                <text:p>60.97426523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3.2249657804">
                <text:p>43.2249657804</text:p>
              </table:table-cell>
              <table:table-cell office:value-type="float" office:value="4.81023855343">
                <text:p>4.81023855343</text:p>
              </table:table-cell>
              <table:table-cell office:value-type="float" office:value="38.414727227">
                <text:p>38.414727227</text:p>
              </table:table-cell>
              <table:table-cell office:value-type="float" office:value="63.2326032273">
                <text:p>63.2326032273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43.1392806233">
                <text:p>43.1392806233</text:p>
              </table:table-cell>
              <table:table-cell office:value-type="float" office:value="5.40935354499">
                <text:p>5.40935354499</text:p>
              </table:table-cell>
              <table:table-cell office:value-type="float" office:value="37.7299270783">
                <text:p>37.7299270783</text:p>
              </table:table-cell>
              <table:table-cell office:value-type="float" office:value="65.5745845474">
                <text:p>65.574584547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3.1248448834">
                <text:p>43.1248448834</text:p>
              </table:table-cell>
              <table:table-cell office:value-type="float" office:value="5.41438305366">
                <text:p>5.41438305366</text:p>
              </table:table-cell>
              <table:table-cell office:value-type="float" office:value="37.7104618298">
                <text:p>37.7104618298</text:p>
              </table:table-cell>
              <table:table-cell office:value-type="float" office:value="68.0033071406">
                <text:p>68.0033071406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43.1229698956">
                <text:p>43.1229698956</text:p>
              </table:table-cell>
              <table:table-cell office:value-type="float" office:value="5.42002252091">
                <text:p>5.42002252091</text:p>
              </table:table-cell>
              <table:table-cell office:value-type="float" office:value="37.7029473747">
                <text:p>37.7029473747</text:p>
              </table:table-cell>
              <table:table-cell office:value-type="float" office:value="70.521983692">
                <text:p>70.52198369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3.1210948045">
                <text:p>43.1210948045</text:p>
              </table:table-cell>
              <table:table-cell office:value-type="float" office:value="5.4235824158">
                <text:p>5.4235824158</text:p>
              </table:table-cell>
              <table:table-cell office:value-type="float" office:value="37.6975123887">
                <text:p>37.6975123887</text:p>
              </table:table-cell>
              <table:table-cell office:value-type="float" office:value="73.1339458766">
                <text:p>73.1339458766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43.1115562198">
                <text:p>43.1115562198</text:p>
              </table:table-cell>
              <table:table-cell office:value-type="float" office:value="5.41173193035">
                <text:p>5.41173193035</text:p>
              </table:table-cell>
              <table:table-cell office:value-type="float" office:value="37.6998242894">
                <text:p>37.6998242894</text:p>
              </table:table-cell>
              <table:table-cell office:value-type="float" office:value="75.8426487666">
                <text:p>75.842648766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3.1049188258">
                <text:p>43.1049188258</text:p>
              </table:table-cell>
              <table:table-cell office:value-type="float" office:value="5.40810614097">
                <text:p>5.40810614097</text:p>
              </table:table-cell>
              <table:table-cell office:value-type="float" office:value="37.6968126849">
                <text:p>37.6968126849</text:p>
              </table:table-cell>
              <table:table-cell office:value-type="float" office:value="78.6516754018">
                <text:p>78.6516754018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81.5647415289">
                <text:p>81.5647415289</text:p>
              </table:table-cell>
              <table:table-cell office:value-type="float" office:value="10.6531049135">
                <text:p>10.6531049135</text:p>
              </table:table-cell>
              <table:table-cell office:value-type="float" office:value="70.9116366154">
                <text:p>70.9116366154</text:p>
              </table:table-cell>
              <table:table-cell office:value-type="float" office:value="81.5647415289">
                <text:p>81.5647415289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81.5621617339">
                <text:p>81.5621617339</text:p>
              </table:table-cell>
              <table:table-cell office:value-type="float" office:value="10.6562907291">
                <text:p>10.6562907291</text:p>
              </table:table-cell>
              <table:table-cell office:value-type="float" office:value="70.9058710048">
                <text:p>70.9058710048</text:p>
              </table:table-cell>
              <table:table-cell office:value-type="float" office:value="84.5857005166">
                <text:p>84.5857005166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81.5586472013">
                <text:p>81.5586472013</text:p>
              </table:table-cell>
              <table:table-cell office:value-type="float" office:value="10.6641430167">
                <text:p>10.6641430167</text:p>
              </table:table-cell>
              <table:table-cell office:value-type="float" office:value="70.8945041846">
                <text:p>70.8945041846</text:p>
              </table:table-cell>
              <table:table-cell office:value-type="float" office:value="87.7185484534">
                <text:p>87.718548453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81.553426817">
                <text:p>81.553426817</text:p>
              </table:table-cell>
              <table:table-cell office:value-type="float" office:value="10.6556817629">
                <text:p>10.6556817629</text:p>
              </table:table-cell>
              <table:table-cell office:value-type="float" office:value="70.897745054">
                <text:p>70.897745054</text:p>
              </table:table-cell>
              <table:table-cell office:value-type="float" office:value="90.9674294328">
                <text:p>90.9674294328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81.5517130129">
                <text:p>81.5517130129</text:p>
              </table:table-cell>
              <table:table-cell office:value-type="float" office:value="10.5974581913">
                <text:p>10.5974581913</text:p>
              </table:table-cell>
              <table:table-cell office:value-type="float" office:value="70.9542548217">
                <text:p>70.9542548217</text:p>
              </table:table-cell>
              <table:table-cell office:value-type="float" office:value="94.3366410356">
                <text:p>94.3366410356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81.5485568135">
                <text:p>81.5485568135</text:p>
              </table:table-cell>
              <table:table-cell office:value-type="float" office:value="10.5947424333">
                <text:p>10.5947424333</text:p>
              </table:table-cell>
              <table:table-cell office:value-type="float" office:value="70.9538143802">
                <text:p>70.9538143802</text:p>
              </table:table-cell>
              <table:table-cell office:value-type="float" office:value="97.8306400145">
                <text:p>97.8306400145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81.5488163813">
                <text:p>81.5488163813</text:p>
              </table:table-cell>
              <table:table-cell office:value-type="float" office:value="10.6017662443">
                <text:p>10.6017662443</text:p>
              </table:table-cell>
              <table:table-cell office:value-type="float" office:value="70.947050137">
                <text:p>70.947050137</text:p>
              </table:table-cell>
              <table:table-cell office:value-type="float" office:value="101.454048189">
                <text:p>101.454048189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81.5434123571">
                <text:p>81.5434123571</text:p>
              </table:table-cell>
              <table:table-cell office:value-type="float" office:value="10.6181769238">
                <text:p>10.6181769238</text:p>
              </table:table-cell>
              <table:table-cell office:value-type="float" office:value="70.9252354334">
                <text:p>70.9252354334</text:p>
              </table:table-cell>
              <table:table-cell office:value-type="float" office:value="105.211658561">
                <text:p>105.211658561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81.5399481769">
                <text:p>81.5399481769</text:p>
              </table:table-cell>
              <table:table-cell office:value-type="float" office:value="10.6341661465">
                <text:p>10.6341661465</text:p>
              </table:table-cell>
              <table:table-cell office:value-type="float" office:value="70.9057820304">
                <text:p>70.9057820304</text:p>
              </table:table-cell>
              <table:table-cell office:value-type="float" office:value="109.108441651">
                <text:p>109.10844165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81.5361187297">
                <text:p>81.5361187297</text:p>
              </table:table-cell>
              <table:table-cell office:value-type="float" office:value="10.5461908408">
                <text:p>10.5461908408</text:p>
              </table:table-cell>
              <table:table-cell office:value-type="float" office:value="70.9899278889">
                <text:p>70.9899278889</text:p>
              </table:table-cell>
              <table:table-cell office:value-type="float" office:value="113.149552078">
                <text:p>113.149552078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81.529443766">
                <text:p>81.529443766</text:p>
              </table:table-cell>
              <table:table-cell office:value-type="float" office:value="10.5733660674">
                <text:p>10.5733660674</text:p>
              </table:table-cell>
              <table:table-cell office:value-type="float" office:value="70.9560776986">
                <text:p>70.9560776986</text:p>
              </table:table-cell>
              <table:table-cell office:value-type="float" office:value="117.340335373">
                <text:p>117.340335373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81.7242515278">
                <text:p>81.7242515278</text:p>
              </table:table-cell>
              <table:table-cell office:value-type="float" office:value="10.7974618214">
                <text:p>10.7974618214</text:p>
              </table:table-cell>
              <table:table-cell office:value-type="float" office:value="70.9267897064">
                <text:p>70.9267897064</text:p>
              </table:table-cell>
              <table:table-cell office:value-type="float" office:value="121.686335056">
                <text:p>121.686335056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81.5032966709">
                <text:p>81.5032966709</text:p>
              </table:table-cell>
              <table:table-cell office:value-type="float" office:value="12.3304140862">
                <text:p>12.3304140862</text:p>
              </table:table-cell>
              <table:table-cell office:value-type="float" office:value="69.1728825847">
                <text:p>69.1728825847</text:p>
              </table:table-cell>
              <table:table-cell office:value-type="float" office:value="126.193299961">
                <text:p>126.19329996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81.4914172238">
                <text:p>81.4914172238</text:p>
              </table:table-cell>
              <table:table-cell office:value-type="float" office:value="12.280491242">
                <text:p>12.280491242</text:p>
              </table:table-cell>
              <table:table-cell office:value-type="float" office:value="69.2109259817">
                <text:p>69.2109259817</text:p>
              </table:table-cell>
              <table:table-cell office:value-type="float" office:value="130.867191848">
                <text:p>130.867191848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81.4642373241">
                <text:p>81.4642373241</text:p>
              </table:table-cell>
              <table:table-cell office:value-type="float" office:value="12.2639859999">
                <text:p>12.2639859999</text:p>
              </table:table-cell>
              <table:table-cell office:value-type="float" office:value="69.2002513242">
                <text:p>69.2002513242</text:p>
              </table:table-cell>
              <table:table-cell office:value-type="float" office:value="135.714193285">
                <text:p>135.714193285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81.4380173023">
                <text:p>81.4380173023</text:p>
              </table:table-cell>
              <table:table-cell office:value-type="float" office:value="12.2294477769">
                <text:p>12.2294477769</text:p>
              </table:table-cell>
              <table:table-cell office:value-type="float" office:value="69.2085695254">
                <text:p>69.2085695254</text:p>
              </table:table-cell>
              <table:table-cell office:value-type="float" office:value="140.740715828">
                <text:p>140.740715828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81.4183549607">
                <text:p>81.4183549607</text:p>
              </table:table-cell>
              <table:table-cell office:value-type="float" office:value="12.2025284712">
                <text:p>12.2025284712</text:p>
              </table:table-cell>
              <table:table-cell office:value-type="float" office:value="69.2158264895">
                <text:p>69.2158264895</text:p>
              </table:table-cell>
              <table:table-cell office:value-type="float" office:value="145.9534085">
                <text:p>145.953408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53.234533998">
                <text:p>153.234533998</text:p>
              </table:table-cell>
              <table:table-cell office:value-type="float" office:value="23.0775874371">
                <text:p>23.0775874371</text:p>
              </table:table-cell>
              <table:table-cell office:value-type="float" office:value="130.156946561">
                <text:p>130.156946561</text:p>
              </table:table-cell>
              <table:table-cell office:value-type="float" office:value="151.359166587">
                <text:p>151.359166587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53.22374232">
                <text:p>153.22374232</text:p>
              </table:table-cell>
              <table:table-cell office:value-type="float" office:value="23.0738074073">
                <text:p>23.0738074073</text:p>
              </table:table-cell>
              <table:table-cell office:value-type="float" office:value="130.149934912">
                <text:p>130.149934912</text:p>
              </table:table-cell>
              <table:table-cell office:value-type="float" office:value="156.965140763">
                <text:p>156.96514076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53.207422578">
                <text:p>153.207422578</text:p>
              </table:table-cell>
              <table:table-cell office:value-type="float" office:value="23.0530443786">
                <text:p>23.0530443786</text:p>
              </table:table-cell>
              <table:table-cell office:value-type="float" office:value="130.1543782">
                <text:p>130.1543782</text:p>
              </table:table-cell>
              <table:table-cell office:value-type="float" office:value="162.778746543">
                <text:p>162.778746543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153.200083845">
                <text:p>153.200083845</text:p>
              </table:table-cell>
              <table:table-cell office:value-type="float" office:value="22.9689269617">
                <text:p>22.9689269617</text:p>
              </table:table-cell>
              <table:table-cell office:value-type="float" office:value="130.231156884">
                <text:p>130.231156884</text:p>
              </table:table-cell>
              <table:table-cell office:value-type="float" office:value="168.807674094">
                <text:p>168.80767409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53.18801535">
                <text:p>153.18801535</text:p>
              </table:table-cell>
              <table:table-cell office:value-type="float" office:value="22.9705044151">
                <text:p>22.9705044151</text:p>
              </table:table-cell>
              <table:table-cell office:value-type="float" office:value="130.217510935">
                <text:p>130.217510935</text:p>
              </table:table-cell>
              <table:table-cell office:value-type="float" office:value="175.059898409">
                <text:p>175.059898409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153.177078508">
                <text:p>153.177078508</text:p>
              </table:table-cell>
              <table:table-cell office:value-type="float" office:value="22.9647085441">
                <text:p>22.9647085441</text:p>
              </table:table-cell>
              <table:table-cell office:value-type="float" office:value="130.212369964">
                <text:p>130.212369964</text:p>
              </table:table-cell>
              <table:table-cell office:value-type="float" office:value="181.543689856">
                <text:p>181.54368985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53.167087449">
                <text:p>153.167087449</text:p>
              </table:table-cell>
              <table:table-cell office:value-type="float" office:value="22.9622245613">
                <text:p>22.9622245613</text:p>
              </table:table-cell>
              <table:table-cell office:value-type="float" office:value="130.204862888">
                <text:p>130.204862888</text:p>
              </table:table-cell>
              <table:table-cell office:value-type="float" office:value="188.267625116">
                <text:p>188.267625116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53.157265011">
                <text:p>153.157265011</text:p>
              </table:table-cell>
              <table:table-cell office:value-type="float" office:value="22.9761741769">
                <text:p>22.9761741769</text:p>
              </table:table-cell>
              <table:table-cell office:value-type="float" office:value="130.181090834">
                <text:p>130.181090834</text:p>
              </table:table-cell>
              <table:table-cell office:value-type="float" office:value="195.24059853">
                <text:p>195.24059853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53.144716149">
                <text:p>153.144716149</text:p>
              </table:table-cell>
              <table:table-cell office:value-type="float" office:value="22.8352839759">
                <text:p>22.8352839759</text:p>
              </table:table-cell>
              <table:table-cell office:value-type="float" office:value="130.309432173">
                <text:p>130.309432173</text:p>
              </table:table-cell>
              <table:table-cell office:value-type="float" office:value="202.471833864">
                <text:p>202.471833864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153.146485749">
                <text:p>153.146485749</text:p>
              </table:table-cell>
              <table:table-cell office:value-type="float" office:value="22.8627591209">
                <text:p>22.8627591209</text:p>
              </table:table-cell>
              <table:table-cell office:value-type="float" office:value="130.283726628">
                <text:p>130.283726628</text:p>
              </table:table-cell>
              <table:table-cell office:value-type="float" office:value="209.970896508">
                <text:p>209.97089650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53.120857185">
                <text:p>153.120857185</text:p>
              </table:table-cell>
              <table:table-cell office:value-type="float" office:value="22.9173668809">
                <text:p>22.9173668809</text:p>
              </table:table-cell>
              <table:table-cell office:value-type="float" office:value="130.203490304">
                <text:p>130.203490304</text:p>
              </table:table-cell>
              <table:table-cell office:value-type="float" office:value="217.747706133">
                <text:p>217.747706133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153.10023491">
                <text:p>153.10023491</text:p>
              </table:table-cell>
              <table:table-cell office:value-type="float" office:value="22.8598609284">
                <text:p>22.8598609284</text:p>
              </table:table-cell>
              <table:table-cell office:value-type="float" office:value="130.240373982">
                <text:p>130.240373982</text:p>
              </table:table-cell>
              <table:table-cell office:value-type="float" office:value="225.812549809">
                <text:p>225.812549809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53.097799968">
                <text:p>153.097799968</text:p>
              </table:table-cell>
              <table:table-cell office:value-type="float" office:value="26.0277532079">
                <text:p>26.0277532079</text:p>
              </table:table-cell>
              <table:table-cell office:value-type="float" office:value="127.07004676">
                <text:p>127.07004676</text:p>
              </table:table-cell>
              <table:table-cell office:value-type="float" office:value="234.176095614">
                <text:p>234.176095614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152.960773971">
                <text:p>152.960773971</text:p>
              </table:table-cell>
              <table:table-cell office:value-type="float" office:value="26.0043875649">
                <text:p>26.0043875649</text:p>
              </table:table-cell>
              <table:table-cell office:value-type="float" office:value="126.956386406">
                <text:p>126.956386406</text:p>
              </table:table-cell>
              <table:table-cell office:value-type="float" office:value="242.849406747">
                <text:p>242.849406747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52.83735921">
                <text:p>152.83735921</text:p>
              </table:table-cell>
              <table:table-cell office:value-type="float" office:value="25.9673480719">
                <text:p>25.9673480719</text:p>
              </table:table-cell>
              <table:table-cell office:value-type="float" office:value="126.870011138">
                <text:p>126.870011138</text:p>
              </table:table-cell>
              <table:table-cell office:value-type="float" office:value="251.84395616">
                <text:p>251.84395616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152.749350957">
                <text:p>152.749350957</text:p>
              </table:table-cell>
              <table:table-cell office:value-type="float" office:value="25.946586448">
                <text:p>25.946586448</text:p>
              </table:table-cell>
              <table:table-cell office:value-type="float" office:value="126.802764509">
                <text:p>126.802764509</text:p>
              </table:table-cell>
              <table:table-cell office:value-type="float" office:value="261.171641733">
                <text:p>261.17164173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89.987249649">
                <text:p>289.987249649</text:p>
              </table:table-cell>
              <table:table-cell office:value-type="float" office:value="50.6591255013">
                <text:p>50.6591255013</text:p>
              </table:table-cell>
              <table:table-cell office:value-type="float" office:value="239.328124148">
                <text:p>239.328124148</text:p>
              </table:table-cell>
              <table:table-cell office:value-type="float" office:value="270.844802019">
                <text:p>270.844802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